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241 Homework 2</text:h>
      <text:p text:style-name="Text_20_body"><text:span text:style-name="T1">Homogeneous coordinates:</text:span> Homogeneous coordinates are called such because that word means <text:s/>''all of the same or similar kind or nature''. <text:s/>This problem should make sense of that designation by showing that any point, transformation matrix, or plane equation has a multitude of representations, all scalar multiples of each other. <text:s/>For each of the following, let <draw:frame draw:style-name="fr1" draw:name="Object4" text:anchor-type="as-char" svg:width="1.1516in" svg:height="0.191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 be a homogeneous point representing the "real" point <draw:frame draw:style-name="fr1" draw:name="Object5" text:anchor-type="as-char" svg:width="1.2146in" svg:height="0.19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. <text:s/>Let <draw:frame draw:style-name="fr1" draw:name="Object6" text:anchor-type="as-char" svg:width="0.228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 be any 4x4 transformation matrix, and <draw:frame draw:style-name="fr1" draw:name="Object7" text:anchor-type="as-char" svg:width="1.2547in" svg:height="0.18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be the coefficients of any plane equation. <text:s/>Show the following:</text:p>
      <text:list xml:id="list1402014895" text:style-name="L1">
        <text:list-item>
          <text:p text:style-name="P1">Any scalar multiple of <draw:frame draw:style-name="fr1" draw:name="Object10" text:anchor-type="as-char" svg:width="0.1902in" svg:height="0.1839in" draw:z-index="4"><draw:object xlink:href="./Object 5" xlink:type="simple" xlink:show="embed" xlink:actuate="onLoad"/><draw:image xlink:href="./ObjectReplacements/Object 5" xlink:type="simple" xlink:show="embed" xlink:actuate="onLoad"/></draw:frame>, say <draw:frame draw:style-name="fr1" draw:name="Object9" text:anchor-type="as-char" svg:width="0.2583in" svg:height="0.1839in" draw:z-index="5"><draw:object xlink:href="./Object 6" xlink:type="simple" xlink:show="embed" xlink:actuate="onLoad"/><draw:image xlink:href="./ObjectReplacements/Object 6" xlink:type="simple" xlink:show="embed" xlink:actuate="onLoad"/></draw:frame>, represents the same real point as <draw:frame draw:style-name="fr1" draw:name="Object8" text:anchor-type="as-char" svg:width="0.1902in" svg:height="0.1839in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1"><draw:frame draw:style-name="fr1" draw:name="Object11" text:anchor-type="as-char" svg:width="0.228in" svg:height="0.1839in" draw:z-index="7"><draw:object xlink:href="./Object 8" xlink:type="simple" xlink:show="embed" xlink:actuate="onLoad"/><draw:image xlink:href="./ObjectReplacements/Object 8" xlink:type="simple" xlink:show="embed" xlink:actuate="onLoad"/></draw:frame> will transform <draw:frame draw:style-name="fr1" draw:name="Object12" text:anchor-type="as-char" svg:width="0.1902in" svg:height="0.1839in" draw:z-index="8"><draw:object xlink:href="./Object 9" xlink:type="simple" xlink:show="embed" xlink:actuate="onLoad"/><draw:image xlink:href="./ObjectReplacements/Object 9" xlink:type="simple" xlink:show="embed" xlink:actuate="onLoad"/></draw:frame> and any scalar multiple <draw:frame draw:style-name="fr1" draw:name="Object13" text:anchor-type="as-char" svg:width="0.2583in" svg:height="0.1839in" draw:z-index="9"><draw:object xlink:href="./Object 10" xlink:type="simple" xlink:show="embed" xlink:actuate="onLoad"/><draw:image xlink:href="./ObjectReplacements/Object 10" xlink:type="simple" xlink:show="embed" xlink:actuate="onLoad"/></draw:frame> to different homogeneous points that represent the same real point.</text:p>
        </text:list-item>
        <text:list-item>
          <text:p text:style-name="P1"><draw:frame draw:style-name="fr1" draw:name="Object14" text:anchor-type="as-char" svg:width="0.228in" svg:height="0.1839in" draw:z-index="10"><draw:object xlink:href="./Object 11" xlink:type="simple" xlink:show="embed" xlink:actuate="onLoad"/><draw:image xlink:href="./ObjectReplacements/Object 11" xlink:type="simple" xlink:show="embed" xlink:actuate="onLoad"/></draw:frame> and any scalar multiple of <draw:frame draw:style-name="fr1" draw:name="Object15" text:anchor-type="as-char" svg:width="0.228in" svg:height="0.1839in" draw:z-index="11"><draw:object xlink:href="./Object 12" xlink:type="simple" xlink:show="embed" xlink:actuate="onLoad"/><draw:image xlink:href="./ObjectReplacements/Object 12" xlink:type="simple" xlink:show="embed" xlink:actuate="onLoad"/></draw:frame> will transform <draw:frame draw:style-name="fr1" draw:name="Object16" text:anchor-type="as-char" svg:width="0.1902in" svg:height="0.1839in" draw:z-index="12"><draw:object xlink:href="./Object 13" xlink:type="simple" xlink:show="embed" xlink:actuate="onLoad"/><draw:image xlink:href="./ObjectReplacements/Object 13" xlink:type="simple" xlink:show="embed" xlink:actuate="onLoad"/></draw:frame> and any scalar multiple of <draw:frame draw:style-name="fr1" draw:name="Object17" text:anchor-type="as-char" svg:width="0.1902in" svg:height="0.1839in" draw:z-index="13"><draw:object xlink:href="./Object 14" xlink:type="simple" xlink:show="embed" xlink:actuate="onLoad"/><draw:image xlink:href="./ObjectReplacements/Object 14" xlink:type="simple" xlink:show="embed" xlink:actuate="onLoad"/></draw:frame> to a multitude of homogeneous points, all of which represent the same real point.</text:p>
        </text:list-item>
        <text:list-item>
          <text:p text:style-name="P1">If <draw:frame draw:style-name="fr1" draw:name="Object18" text:anchor-type="as-char" svg:width="1.2547in" svg:height="0.1898in" draw:z-index="14"><draw:object xlink:href="./Object 15" xlink:type="simple" xlink:show="embed" xlink:actuate="onLoad"/><draw:image xlink:href="./ObjectReplacements/Object 15" xlink:type="simple" xlink:show="embed" xlink:actuate="onLoad"/></draw:frame> represents the plane of all points (x,y,z) which satisfy <draw:frame draw:style-name="fr1" draw:name="Object19" text:anchor-type="as-char" svg:width="1.4992in" svg:height="0.1839in" draw:z-index="23"><draw:object xlink:href="./Object 16" xlink:type="simple" xlink:show="embed" xlink:actuate="onLoad"/><draw:image xlink:href="./ObjectReplacements/Object 16" xlink:type="simple" xlink:show="embed" xlink:actuate="onLoad"/></draw:frame> then any non-zero scalar multiple of <draw:frame draw:style-name="fr1" draw:name="Object20" text:anchor-type="as-char" svg:width="0.1992in" svg:height="0.1839in" draw:z-index="15"><draw:object xlink:href="./Object 17" xlink:type="simple" xlink:show="embed" xlink:actuate="onLoad"/><draw:image xlink:href="./ObjectReplacements/Object 17" xlink:type="simple" xlink:show="embed" xlink:actuate="onLoad"/></draw:frame> represents the same plane. That is, a point is on <draw:frame draw:style-name="fr1" draw:name="Object21" text:anchor-type="as-char" svg:width="0.1992in" svg:height="0.1839in" draw:z-index="16"><draw:object xlink:href="./Object 18" xlink:type="simple" xlink:show="embed" xlink:actuate="onLoad"/><draw:image xlink:href="./ObjectReplacements/Object 18" xlink:type="simple" xlink:show="embed" xlink:actuate="onLoad"/></draw:frame> if and only if it is on <draw:frame draw:style-name="fr1" draw:name="Object22" text:anchor-type="as-char" svg:width="0.2772in" svg:height="0.1839in" draw:z-index="17"><draw:object xlink:href="./Object 19" xlink:type="simple" xlink:show="embed" xlink:actuate="onLoad"/><draw:image xlink:href="./ObjectReplacements/Object 19" xlink:type="simple" xlink:show="embed" xlink:actuate="onLoad"/></draw:frame>.</text:p>
        </text:list-item>
        <text:list-item>
          <text:p text:style-name="P1"><text:span text:style-name="T1">Why is this statement FALSE when it is so similar to the preceding statements: </text:span><text:s/>If <draw:frame draw:style-name="fr1" draw:name="Object23" text:anchor-type="as-char" svg:width="0.1902in" svg:height="0.1839in" draw:z-index="20"><draw:object xlink:href="./Object 20" xlink:type="simple" xlink:show="embed" xlink:actuate="onLoad"/><draw:image xlink:href="./ObjectReplacements/Object 20" xlink:type="simple" xlink:show="embed" xlink:actuate="onLoad"/></draw:frame> is in the solution set of that plane equation, (i.e., <draw:frame draw:style-name="fr1" draw:name="Object24" text:anchor-type="as-char" svg:width="0.1902in" svg:height="0.1839in" draw:z-index="21"><draw:object xlink:href="./Object 21" xlink:type="simple" xlink:show="embed" xlink:actuate="onLoad"/><draw:image xlink:href="./ObjectReplacements/Object 21" xlink:type="simple" xlink:show="embed" xlink:actuate="onLoad"/></draw:frame> is on the plane), then any non-zero scalar multiple of <draw:frame draw:style-name="fr1" draw:name="Object25" text:anchor-type="as-char" svg:width="0.1902in" svg:height="0.1839in" draw:z-index="22"><draw:object xlink:href="./Object 22" xlink:type="simple" xlink:show="embed" xlink:actuate="onLoad"/><draw:image xlink:href="./ObjectReplacements/Object 22" xlink:type="simple" xlink:show="embed" xlink:actuate="onLoad"/></draw:frame> satisfies the plane equation. <text:span text:style-name="T1"><text:s/></text:span></text:p>
        </text:list-item>
        <text:list-item>
          <text:p text:style-name="P1">So... In light the failure in (5), change the definition of the plane represented by <draw:frame draw:style-name="fr1" draw:name="Object26" text:anchor-type="as-char" svg:width="0.1992in" svg:height="0.1839in" draw:z-index="18"><draw:object xlink:href="./Object 23" xlink:type="simple" xlink:show="embed" xlink:actuate="onLoad"/><draw:image xlink:href="./ObjectReplacements/Object 23" xlink:type="simple" xlink:show="embed" xlink:actuate="onLoad"/></draw:frame> to be the solution set of this new equation <draw:frame draw:style-name="fr1" draw:name="Object27" text:anchor-type="as-char" svg:width="1.6118in" svg:height="0.1839in" draw:z-index="19"><draw:object xlink:href="./Object 24" xlink:type="simple" xlink:show="embed" xlink:actuate="onLoad"/><draw:image xlink:href="./ObjectReplacements/Object 24" xlink:type="simple" xlink:show="embed" xlink:actuate="onLoad"/></draw:frame>. <text:s/>Now, show that both (4) and (5) hold true with this new definition of a plane equation.<text:line-break/></text:p>
        </text:list-item>
      </text:list>
      <text:p text:style-name="Text_20_body"><text:span text:style-name="T2">Hint: </text:span><text:span text:style-name="T3">Yes, most of this problem really is as easy as showing that factors of k in both a numerator and denominator cancel out. Nevertheless, all these facts are worth noticing and understand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Bitstream Vera Serif" fo:font-size="2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  <style:text-properties style:font-name="Bitstream Vera Serif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1in" fo:text-indent="0in" style:auto-text-indent="false" fo:padding="0.0201in" fo:border-left="none" fo:border-right="none" fo:border-top="0.0008in solid #000000" fo:border-bottom="0.0008in solid #000000" style:shadow="none"/>
      <style:text-properties fo:font-size="18pt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11T09:30:03</dc:date>
    <meta:generator>OpenOffice.org/3.2$Linux OpenOffice.org_project/320m12$Build-9483</meta:generator>
    <meta:editing-duration>PT100H37M17S</meta:editing-duration>
    <meta:editing-cycles>22</meta:editing-cycles>
    <meta:print-date>2009-10-21T10:23:41</meta:print-date>
    <dc:creator>Gary Herron</dc:creator>
    <meta:document-statistic meta:table-count="0" meta:image-count="0" meta:object-count="24" meta:page-count="1" meta:paragraph-count="9" meta:word-count="294" meta:character-count="172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i/>
        <math:mo math:stretchy="false">=</math:mo>
        <math:mi/>
      </math:mrow>
      <math:mrow>
        <math:mo math:stretchy="false">(</math:mo>
        <math:mrow>
          <math:mi>x</math:mi>
          <math:mi>,</math:mi>
          <math:mi>y</math:mi>
          <math:mi>,</math:mi>
          <math:mi>z</math:mi>
          <math:mi>,</math:mi>
          <math:mi>w</math:mi>
        </math:mrow>
        <math:mo math:stretchy="false">)</math:mo>
      </math:mrow>
    </math:mrow>
    <math:annotation math:encoding="StarMath 5.0">P `=` (x,y,z,w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 math:fontstyle="italic">kP</math:mi>
    <math:annotation math:encoding="StarMath 5.0">k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5/content.xml><?xml version="1.0" encoding="utf-8"?>
<math xmlns="http://www.w3.org/1998/Math/MathML">
  <semantics>
    <mrow>
      <mi>Q</mi>
      <mrow>
        <mi/>
        <mi mathvariant="normal">=</mi>
        <mi/>
      </mrow>
      <mrow>
        <mi stretchy="false" mathvariant="normal">[</mi>
        <mrow>
          <mi>A</mi>
          <mi>,</mi>
          <mi>B</mi>
          <mi>,</mi>
          <mi>C</mi>
          <mi>,</mi>
          <mi>D</mi>
        </mrow>
        <mi stretchy="false" mathvariant="normal">]</mi>
      </mrow>
    </mrow>
    <annotation encoding="StarMath 5.0">Q `=` [A,B,C,D]</annotation>
  </semantics>
</math>
</file>

<file path=Object 16/content.xml><?xml version="1.0" encoding="utf-8"?>
<math xmlns="http://www.w3.org/1998/Math/MathML">
  <semantics>
    <mrow>
      <mrow>
        <mrow>
          <mrow>
            <mi mathvariant="italic">Ax</mi>
            <mo stretchy="false">+</mo>
            <mi mathvariant="italic">By</mi>
          </mrow>
          <mo stretchy="false">+</mo>
          <mi mathvariant="italic">Cz</mi>
        </mrow>
        <mo stretchy="false">+</mo>
        <mi>D</mi>
      </mrow>
      <mrow>
        <mi/>
        <mi mathvariant="normal">=</mi>
        <mi/>
      </mrow>
      <mn>0</mn>
    </mrow>
    <annotation encoding="StarMath 5.0">Ax+By+Cz+D `=` 0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i>Q</math:mi>
    <math:annotation math:encoding="StarMath 5.0">Q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i>Q</math:mi>
    <math:annotation math:encoding="StarMath 5.0">Q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i math:fontstyle="italic">kQ</math:mi>
    <math:annotation math:encoding="StarMath 5.0">kQ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row>
          <math:mi>x</math:mi>
          <math:mo math:stretchy="false">/</math:mo>
          <math:mi>w</math:mi>
        </math:mrow>
        <math:mi>,</math:mi>
        <math:mrow>
          <math:mi>y</math:mi>
          <math:mo math:stretchy="false">/</math:mo>
          <math:mi>w</math:mi>
        </math:mrow>
        <math:mi>,</math:mi>
        <math:mrow>
          <math:mi>z</math:mi>
          <math:mo math:stretchy="false">/</math:mo>
          <math:mi>w</math:mi>
        </math:mrow>
      </math:mrow>
      <math:mo math:stretchy="false">)</math:mo>
    </math:mrow>
    <math:annotation math:encoding="StarMath 5.0">(x/w, y/w, z/w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i>Q</math:mi>
    <math:annotation math:encoding="StarMath 5.0">Q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italic">Ax</math:mi>
            <math:mo math:stretchy="false">+</math:mo>
            <math:mi math:fontstyle="italic">By</math:mi>
          </math:mrow>
          <math:mo math:stretchy="false">+</math:mo>
          <math:mi math:fontstyle="italic">Cz</math:mi>
        </math:mrow>
        <math:mo math:stretchy="false">+</math:mo>
        <math:mi math:fontstyle="italic">Dw</math:mi>
      </math:mrow>
      <math:mrow>
        <math:mi/>
        <math:mo math:stretchy="false">=</math:mo>
        <math:mi/>
      </math:mrow>
      <math:mn>0</math:mn>
    </math:mrow>
    <math:annotation math:encoding="StarMath 5.0">Ax+By+Cz+Dw `=`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i/>
        <math:mo math:stretchy="false">=</math:mo>
        <math:mi/>
      </math:mrow>
      <math:mrow>
        <math:mo math:stretchy="false">[</math:mo>
        <math:mrow>
          <math:mi>A</math:mi>
          <math:mi>,</math:mi>
          <math:mi>B</math:mi>
          <math:mi>,</math:mi>
          <math:mi>C</math:mi>
          <math:mi>,</math:mi>
          <math:mi>D</math:mi>
        </math:mrow>
        <math:mo math:stretchy="false">]</math:mo>
      </math:mrow>
    </math:mrow>
    <math:annotation math:encoding="StarMath 5.0">Q `=` [A,B,C,D]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 math:fontstyle="italic">kP</math:mi>
    <math:annotation math:encoding="StarMath 5.0">k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M</math:mi>
    <math:annotation math:encoding="StarMath 5.0">M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